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Droid Serif" svg:font-family="'Droid Serif', Georgia, serif"/>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d19e6" officeooo:paragraph-rsid="001d19e6"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d19e6" style:font-size-asian="9.60000038146973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1aa1d6"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1b23a2"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1b5831"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1c752f" style:font-size-asian="9.60000038146973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1dc7f5" style:font-size-asian="9.60000038146973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1e730d" style:font-size-asian="9.60000038146973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202b9e" style:font-size-asian="9.60000038146973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22b4ee" style:font-size-asian="9.60000038146973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23232b" style:font-size-asian="9.60000038146973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279595" style:font-size-asian="9.60000038146973pt" style:language-asian="zxx" style:country-asian="none" style:font-weight-asian="normal" style:font-size-complex="11pt" style:language-complex="zxx" style:country-complex="none" style:font-weight-complex="normal"/>
    </style:style>
    <style:style style:name="P1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a1d6" officeooo:paragraph-rsid="003c2a55"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b5831" officeooo:paragraph-rsid="001b5831"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cef20" officeooo:paragraph-rsid="001cef20" style:font-size-asian="9.60000038146973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3b57" officeooo:paragraph-rsid="001d3b57" style:font-size-asian="9.60000038146973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c7f5" officeooo:paragraph-rsid="001dc7f5" style:font-size-asian="9.60000038146973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1f2dd" officeooo:paragraph-rsid="0021f2dd" style:font-size-asian="9.60000038146973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3232b" officeooo:paragraph-rsid="0023232b" style:font-size-asian="9.60000038146973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3232b" officeooo:paragraph-rsid="003125b2" style:font-size-asian="9.60000038146973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3232b" officeooo:paragraph-rsid="0032ba9a" style:font-size-asian="9.60000038146973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3232b" officeooo:paragraph-rsid="0033b12e" style:font-size-asian="9.60000038146973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3232b" officeooo:paragraph-rsid="003986e4" style:font-size-asian="9.60000038146973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41d72" officeooo:paragraph-rsid="00241d72" style:font-size-asian="9.60000038146973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3c2a55" officeooo:paragraph-rsid="003c2a55" style:font-size-asian="9.60000038146973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3ce106" officeooo:paragraph-rsid="003ce106" style:font-size-asian="9.60000038146973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1d3b57" officeooo:paragraph-rsid="001d3b57" style:font-size-asian="9.60000038146973pt" style:language-asian="zxx" style:country-asian="none" style:font-weight-asian="normal" style:font-size-complex="11pt" style:language-complex="zxx" style:country-complex="none" style:font-weight-complex="normal"/>
    </style:style>
    <style:style style:name="P28"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1f2dd" officeooo:paragraph-rsid="0021f2dd" style:font-size-asian="9.60000038146973pt" style:language-asian="zxx" style:country-asian="none" style:font-weight-asian="normal" style:font-size-complex="11pt" style:language-complex="zxx" style:country-complex="none" style:font-weight-complex="normal"/>
    </style:style>
    <style:style style:name="P29"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79595" officeooo:paragraph-rsid="00279595" style:font-size-asian="9.60000038146973pt" style:language-asian="zxx" style:country-asian="none" style:font-weight-asian="normal" style:font-size-complex="11pt" style:language-complex="zxx" style:country-complex="none" style:font-weight-complex="normal"/>
    </style:style>
    <style:style style:name="P30"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3c2a55" officeooo:paragraph-rsid="003c2a55" style:font-size-asian="9.60000038146973pt" style:language-asian="zxx" style:country-asian="none" style:font-weight-asian="normal" style:font-size-complex="11pt" style:language-complex="zxx" style:country-complex="none" style:font-weight-complex="normal"/>
    </style:style>
    <style:style style:name="P31"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d3b57" officeooo:paragraph-rsid="001d3b57" style:font-size-asian="10.5pt" style:language-asian="zxx" style:country-asian="none" style:font-weight-asian="bold" style:font-size-complex="12pt" style:language-complex="zxx" style:country-complex="none" style:font-weight-complex="bold"/>
    </style:style>
    <style:style style:name="P32"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d3b57" officeooo:paragraph-rsid="001d3b57" style:font-size-asian="12pt" style:language-asian="zxx" style:country-asian="none" style:font-weight-asian="bold" style:font-size-complex="12pt" style:language-complex="zxx" style:country-complex="none" style:font-weight-complex="bold"/>
    </style:style>
    <style:style style:name="P33"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21f2dd" officeooo:paragraph-rsid="0021f2dd" style:font-size-asian="12pt" style:language-asian="zxx" style:country-asian="none" style:font-weight-asian="bold" style:font-size-complex="12pt" style:language-complex="zxx" style:country-complex="none" style:font-weight-complex="bold"/>
    </style:style>
    <style:style style:name="P34"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241d72" style:font-size-asian="9.60000038146973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2583ed" style:font-size-asian="9.60000038146973pt" style:language-asian="zxx" style:country-asian="none" style:font-weight-asian="normal" style:font-size-complex="11pt" style:language-complex="zxx" style:country-complex="none" style:font-weight-complex="normal"/>
    </style:style>
    <style:style style:name="P36"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2e8376" style:font-size-asian="9.60000038146973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2f935a" style:font-size-asian="9.60000038146973pt" style:language-asian="zxx" style:country-asian="none" style:font-weight-asian="normal" style:font-size-complex="11pt" style:language-complex="zxx" style:country-complex="none" style:font-weight-complex="normal"/>
    </style:style>
    <style:style style:name="P38"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30dbfe" style:font-size-asian="9.60000038146973pt" style:language-asian="zxx" style:country-asian="none" style:font-weight-asian="normal" style:font-size-complex="11pt" style:language-complex="zxx" style:country-complex="none" style:font-weight-complex="normal"/>
    </style:style>
    <style:style style:name="P39"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3125b2" style:font-size-asian="9.60000038146973pt" style:language-asian="zxx" style:country-asian="none" style:font-weight-asian="normal" style:font-size-complex="11pt" style:language-complex="zxx" style:country-complex="none" style:font-weight-complex="normal"/>
    </style:style>
    <style:style style:name="P40"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32ba9a" style:font-size-asian="9.60000038146973pt" style:language-asian="zxx" style:country-asian="none" style:font-weight-asian="normal" style:font-size-complex="11pt" style:language-complex="zxx" style:country-complex="none" style:font-weight-complex="normal"/>
    </style:style>
    <style:style style:name="P41"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33b12e" style:font-size-asian="9.60000038146973pt" style:language-asian="zxx" style:country-asian="none" style:font-weight-asian="normal" style:font-size-complex="11pt" style:language-complex="zxx" style:country-complex="none" style:font-weight-complex="normal"/>
    </style:style>
    <style:style style:name="P42"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37c37b" style:font-size-asian="9.60000038146973pt" style:language-asian="zxx" style:country-asian="none" style:font-weight-asian="normal" style:font-size-complex="11pt" style:language-complex="zxx" style:country-complex="none" style:font-weight-complex="normal"/>
    </style:style>
    <style:style style:name="P43"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3986e4" style:font-size-asian="9.60000038146973pt" style:language-asian="zxx" style:country-asian="none" style:font-weight-asian="normal" style:font-size-complex="11pt" style:language-complex="zxx" style:country-complex="none" style:font-weight-complex="normal"/>
    </style:style>
    <style:style style:name="P44"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3f7bc6" style:font-size-asian="9.60000038146973pt" style:language-asian="zxx" style:country-asian="none" style:font-weight-asian="normal" style:font-size-complex="11pt" style:language-complex="zxx" style:country-complex="none" style:font-weight-complex="normal"/>
    </style:style>
    <style:style style:name="P45"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1aa1d6" officeooo:paragraph-rsid="0040038a" style:font-size-asian="9.60000038146973pt" style:language-asian="zxx" style:country-asian="none" style:font-weight-asian="normal" style:font-size-complex="11pt" style:language-complex="zxx" style:country-complex="none" style:font-weight-complex="normal"/>
    </style:style>
    <style:style style:name="P46"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290d7f" officeooo:paragraph-rsid="00290d7f" style:font-size-asian="9.60000038146973pt" style:language-asian="zxx" style:country-asian="none" style:font-weight-asian="normal" style:font-size-complex="11pt" style:language-complex="zxx" style:country-complex="none" style:font-weight-complex="normal"/>
    </style:style>
    <style:style style:name="P47"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290d7f" officeooo:paragraph-rsid="00353f7b" style:font-size-asian="9.60000038146973pt" style:language-asian="zxx" style:country-asian="none" style:font-weight-asian="normal" style:font-size-complex="11pt" style:language-complex="zxx" style:country-complex="none" style:font-weight-complex="normal"/>
    </style:style>
    <style:style style:name="P48"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2ce7d3" officeooo:paragraph-rsid="002ce7d3" style:font-size-asian="9.60000038146973pt" style:language-asian="zxx" style:country-asian="none" style:font-weight-asian="normal" style:font-size-complex="11pt" style:language-complex="zxx" style:country-complex="none" style:font-weight-complex="normal"/>
    </style:style>
    <style:style style:name="P49"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2e8376" officeooo:paragraph-rsid="002e8376" style:font-size-asian="9.60000038146973pt" style:language-asian="zxx" style:country-asian="none" style:font-weight-asian="normal" style:font-size-complex="11pt" style:language-complex="zxx" style:country-complex="none" style:font-weight-complex="normal"/>
    </style:style>
    <style:style style:name="P50"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241d72" officeooo:paragraph-rsid="003125b2" style:font-size-asian="9.60000038146973pt" style:language-asian="zxx" style:country-asian="none" style:font-weight-asian="normal" style:font-size-complex="11pt" style:language-complex="zxx" style:country-complex="none" style:font-weight-complex="normal"/>
    </style:style>
    <style:style style:name="P51"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241d72" officeooo:paragraph-rsid="0032ba9a" style:font-size-asian="9.60000038146973pt" style:language-asian="zxx" style:country-asian="none" style:font-weight-asian="normal" style:font-size-complex="11pt" style:language-complex="zxx" style:country-complex="none" style:font-weight-complex="normal"/>
    </style:style>
    <style:style style:name="P52"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241d72" officeooo:paragraph-rsid="0033b12e" style:font-size-asian="9.60000038146973pt" style:language-asian="zxx" style:country-asian="none" style:font-weight-asian="normal" style:font-size-complex="11pt" style:language-complex="zxx" style:country-complex="none" style:font-weight-complex="normal"/>
    </style:style>
    <style:style style:name="P53"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241d72" officeooo:paragraph-rsid="003986e4" style:font-size-asian="9.60000038146973pt" style:language-asian="zxx" style:country-asian="none" style:font-weight-asian="normal" style:font-size-complex="11pt" style:language-complex="zxx" style:country-complex="none" style:font-weight-complex="normal"/>
    </style:style>
    <style:style style:name="P54"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33e8b9" officeooo:paragraph-rsid="0033e8b9" style:font-size-asian="9.60000038146973pt" style:language-asian="zxx" style:country-asian="none" style:font-weight-asian="normal" style:font-size-complex="11pt" style:language-complex="zxx" style:country-complex="none" style:font-weight-complex="normal"/>
    </style:style>
    <style:style style:name="P55"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353f7b" officeooo:paragraph-rsid="00353f7b" style:font-size-asian="9.60000038146973pt" style:language-asian="zxx" style:country-asian="none" style:font-weight-asian="normal" style:font-size-complex="11pt" style:language-complex="zxx" style:country-complex="none" style:font-weight-complex="normal"/>
    </style:style>
    <style:style style:name="P56"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353f7b" officeooo:paragraph-rsid="003ce106" style:font-size-asian="9.60000038146973pt" style:language-asian="zxx" style:country-asian="none" style:font-weight-asian="normal" style:font-size-complex="11pt" style:language-complex="zxx" style:country-complex="none" style:font-weight-complex="normal"/>
    </style:style>
    <style:style style:name="P57"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37c37b" officeooo:paragraph-rsid="0037c37b" style:font-size-asian="9.60000038146973pt" style:language-asian="zxx" style:country-asian="none" style:font-weight-asian="normal" style:font-size-complex="11pt" style:language-complex="zxx" style:country-complex="none" style:font-weight-complex="normal"/>
    </style:style>
    <style:style style:name="P58"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3e70d7" officeooo:paragraph-rsid="003e70d7" style:font-size-asian="11pt" style:language-asian="zxx" style:country-asian="none" style:font-weight-asian="normal" style:font-size-complex="11pt" style:language-complex="zxx" style:country-complex="none" style:font-weight-complex="normal"/>
    </style:style>
    <style:style style:name="P59"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353f7b" officeooo:paragraph-rsid="003ce106" style:font-size-asian="11pt" style:language-asian="zxx" style:country-asian="none" style:font-weight-asian="normal" style:font-size-complex="11pt" style:language-complex="zxx" style:country-complex="none" style:font-weight-complex="normal"/>
    </style:style>
    <style:style style:name="P60"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none" fo:font-weight="normal" officeooo:rsid="0040038a" officeooo:paragraph-rsid="0040038a" style:font-size-asian="11pt" style:language-asian="zxx" style:country-asian="none" style:font-weight-asian="normal" style:font-size-complex="11pt" style:language-complex="zxx" style:country-complex="none" style:font-weight-complex="normal"/>
    </style:style>
    <style:style style:name="P61"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solid" style:text-underline-width="auto" style:text-underline-color="font-color" fo:font-weight="normal" officeooo:rsid="002ce7d3" officeooo:paragraph-rsid="002ce7d3" style:font-size-asian="9.60000038146973pt" style:language-asian="zxx" style:country-asian="none" style:font-weight-asian="normal" style:font-size-complex="11pt" style:language-complex="zxx" style:country-complex="none" style:font-weight-complex="normal"/>
    </style:style>
    <style:style style:name="P62"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solid" style:text-underline-width="auto" style:text-underline-color="font-color" fo:font-weight="normal" officeooo:rsid="0033e8b9" officeooo:paragraph-rsid="0033e8b9" style:font-size-asian="9.60000038146973pt" style:language-asian="zxx" style:country-asian="none" style:font-weight-asian="normal" style:font-size-complex="11pt" style:language-complex="zxx" style:country-complex="none" style:font-weight-complex="normal"/>
    </style:style>
    <style:style style:name="P63"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solid" style:text-underline-width="auto" style:text-underline-color="font-color" fo:font-weight="normal" officeooo:rsid="0037c37b" officeooo:paragraph-rsid="0037c37b" style:font-size-asian="9.60000038146973pt" style:language-asian="zxx" style:country-asian="none" style:font-weight-asian="normal" style:font-size-complex="11pt" style:language-complex="zxx" style:country-complex="none" style:font-weight-complex="normal"/>
    </style:style>
    <style:style style:name="P64"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solid" style:text-underline-width="auto" style:text-underline-color="font-color" fo:font-weight="normal" officeooo:rsid="003f7bc6" officeooo:paragraph-rsid="003f7bc6" style:font-size-asian="11pt" style:language-asian="zxx" style:country-asian="none" style:font-weight-asian="normal" style:font-size-complex="11pt" style:language-complex="zxx" style:country-complex="none" style:font-weight-complex="normal"/>
    </style:style>
    <style:style style:name="P65" style:family="paragraph" style:parent-style-name="Standard">
      <style:paragraph-properties fo:text-align="start" style:justify-single-word="false"/>
      <style:text-properties fo:font-variant="normal" fo:text-transform="none" fo:color="#000000" style:font-name="Times New Roman" fo:font-size="11pt" fo:letter-spacing="normal" fo:language="en" fo:country="GB" style:text-underline-style="solid" style:text-underline-width="auto" style:text-underline-color="font-color" fo:font-weight="normal" officeooo:rsid="0040038a" officeooo:paragraph-rsid="0040038a" style:font-size-asian="11pt" style:language-asian="zxx" style:country-asian="none" style:font-weight-asian="normal" style:font-size-complex="11pt" style:language-complex="zxx" style:country-complex="none" style:font-weight-complex="normal"/>
    </style:style>
    <style:style style:name="P66"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GB" style:text-underline-style="solid" style:text-underline-width="auto" style:text-underline-color="font-color" fo:font-weight="bold" officeooo:rsid="00290d7f" officeooo:paragraph-rsid="00290d7f" style:font-size-asian="12pt" style:language-asian="zxx" style:country-asian="none" style:font-weight-asian="bold" style:font-size-complex="12pt" style:language-complex="zxx" style:country-complex="none" style:font-weight-complex="bold"/>
    </style:style>
    <style:style style:name="P67"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GB" style:text-underline-style="solid" style:text-underline-width="auto" style:text-underline-color="font-color" fo:font-weight="bold" officeooo:rsid="00290d7f" officeooo:paragraph-rsid="00353f7b" style:font-size-asian="12pt" style:language-asian="zxx" style:country-asian="none" style:font-weight-asian="bold" style:font-size-complex="12pt" style:language-complex="zxx" style:country-complex="none" style:font-weight-complex="bold"/>
    </style:style>
    <style:style style:name="P68"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GB" style:text-underline-style="solid" style:text-underline-width="auto" style:text-underline-color="font-color" fo:font-weight="bold" officeooo:rsid="00353f7b" officeooo:paragraph-rsid="00353f7b" style:font-size-asian="12pt" style:language-asian="zxx" style:country-asian="none" style:font-weight-asian="bold" style:font-size-complex="12pt" style:language-complex="zxx" style:country-complex="none" style:font-weight-complex="bold"/>
    </style:style>
    <style:style style:name="P69"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GB" style:text-underline-style="solid" style:text-underline-width="auto" style:text-underline-color="font-color" fo:font-weight="bold" officeooo:rsid="00353f7b" officeooo:paragraph-rsid="003ce106" style:font-size-asian="12pt" style:language-asian="zxx" style:country-asian="none" style:font-weight-asian="bold" style:font-size-complex="12pt" style:language-complex="zxx" style:country-complex="none" style:font-weight-complex="bold"/>
    </style:style>
    <style:style style:name="P70"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GB" style:text-underline-style="solid" style:text-underline-width="auto" style:text-underline-color="font-color" fo:font-weight="bold" officeooo:rsid="00353f7b" officeooo:paragraph-rsid="0040038a" style:font-size-asian="12pt" style:language-asian="zxx" style:country-asian="none" style:font-weight-asian="bold" style:font-size-complex="12pt" style:language-complex="zxx" style:country-complex="none" style:font-weight-complex="bold"/>
    </style:style>
    <style:style style:name="T1" style:family="text">
      <style:text-properties officeooo:rsid="0018c32d"/>
    </style:style>
    <style:style style:name="T2" style:family="text">
      <style:text-properties officeooo:rsid="001b23a2"/>
    </style:style>
    <style:style style:name="T3" style:family="text">
      <style:text-properties officeooo:rsid="001b5831"/>
    </style:style>
    <style:style style:name="T4" style:family="text">
      <style:text-properties officeooo:rsid="001c752f"/>
    </style:style>
    <style:style style:name="T5" style:family="text">
      <style:text-properties officeooo:rsid="001cef20"/>
    </style:style>
    <style:style style:name="T6" style:family="text">
      <style:text-properties officeooo:rsid="001dc7f5"/>
    </style:style>
    <style:style style:name="T7" style:family="text">
      <style:text-properties officeooo:rsid="0022b4ee"/>
    </style:style>
    <style:style style:name="T8" style:family="text">
      <style:text-properties officeooo:rsid="0023232b"/>
    </style:style>
    <style:style style:name="T9" style:family="text">
      <style:text-properties officeooo:rsid="00279595"/>
    </style:style>
    <style:style style:name="T10" style:family="text">
      <style:text-properties officeooo:rsid="003125b2"/>
    </style:style>
    <style:style style:name="T11" style:family="text">
      <style:text-properties officeooo:rsid="0032ba9a"/>
    </style:style>
    <style:style style:name="T12" style:family="text">
      <style:text-properties officeooo:rsid="00353f7b"/>
    </style:style>
    <style:style style:name="T13" style:family="text">
      <style:text-properties officeooo:rsid="003a4b32"/>
    </style:style>
    <style:style style:name="T14" style:family="text">
      <style:text-properties officeooo:rsid="003c2a55"/>
    </style:style>
    <style:style style:name="T15" style:family="text">
      <style:text-properties officeooo:rsid="003ce106"/>
    </style:style>
    <style:style style:name="T16" style:family="text">
      <style:text-properties officeooo:rsid="004003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rrays</text:span>:</text:p>
      <text:p text:style-name="P2"/>
      <text:p text:style-name="P3">– An array is a collection of data types in a sequenced format.</text:p>
      <text:p text:style-name="P3"/>
      <text:p text:style-name="P3">– The position of each data member in this sequence is represented with a number known as its index. The members of this data collection are referred to as array elements.</text:p>
      <text:p text:style-name="P3"/>
      <text:p text:style-name="P3">– <text:s/>The total number of elements in an array is called the length of an array. This length is set once at the time of creation of an array and can’t be changed later in a program. It can be checked using the 'arrayName.length' function.</text:p>
      <text:p text:style-name="P3"/>
      <text:p text:style-name="P4">– <text:span text:style-name="T2">The indexes in an array range from 0 – (Length-1). An array containing the first 10 numbers would have a length of 10 and indexes 0 – 9.</text:span></text:p>
      <text:p text:style-name="P4"/>
      <text:p text:style-name="P5">– <text:span text:style-name="T3">In Java, an array must specify its datatype, name and size. It must also specify the size of the array so that memory can be allocated to it:</text:span></text:p>
      <text:p text:style-name="P5"/>
      <text:p text:style-name="P14">int[] myArray = new int[5]</text:p>
      <text:p text:style-name="P14"/>
      <text:p text:style-name="P14">This array stores 5 values and sets them to 0. <text:span text:style-name="T4">This is the default value if you have not specified one.</text:span></text:p>
      <text:p text:style-name="P14"/>
      <text:p text:style-name="P6">– <text:span text:style-name="T5">Curly brackets are used to store values in an array:</text:span></text:p>
      <text:p text:style-name="P6"/>
      <text:p text:style-name="P15">int[] myArray1 = {1,2,3,4,5}</text:p>
      <text:p text:style-name="P15"/>
      <text:p text:style-name="P15">This array has 5 elements, which are 1, 2, 3, 4 and 5.</text:p>
      <text:p text:style-name="P15"/>
      <text:p text:style-name="P29">Character/<text:span text:style-name="T14">String</text:span> Arrays:</text:p>
      <text:p text:style-name="P29"/>
      <text:p text:style-name="P12">– <text:span text:style-name="T9">An array of Char can be declared, which can store characters. This also applies to strings.</text:span></text:p>
      <text:p text:style-name="P12"/>
      <text:p text:style-name="P30">Two-dimensional Arrays:</text:p>
      <text:p text:style-name="P25"/>
      <text:p text:style-name="P13">– <text:span text:style-name="T14">These arrays have a number of rows (m) and a number of columns (n). Visualise a grid pattern.</text:span></text:p>
      <text:p text:style-name="P13"/>
      <text:p text:style-name="P26"><text:span text:style-name="T16">The first number is the row, the second is the column. </text:span>Syntax:</text:p>
      <text:p text:style-name="P26"/>
      <text:p text:style-name="P26">int[][] twoDimArray = new int[2][2];</text:p>
      <text:p text:style-name="P2"/>
      <text:p text:style-name="P1"><text:span text:style-name="T1">Code Examples</text:span>:</text:p>
      <text:p text:style-name="P2"/>
      <text:p text:style-name="P31">Basic Array Code:</text:p>
      <text:p text:style-name="P16"/>
      <text:p text:style-name="P16">class Arrays {</text:p>
      <text:p text:style-name="P16"><text:s text:c="4"/>public static void main(String args[]) {</text:p>
      <text:p text:style-name="P16"><text:s text:c="8"/>int[] myArray = new int[5]; //Declaration and Instantiation of Array with length 5</text:p>
      <text:p text:style-name="P16"/>
      <text:p text:style-name="P16"><text:s text:c="8"/>System.out.println("Printing the size of myArray: " + myArray.length);</text:p>
      <text:p text:style-name="P16"/>
      <text:p text:style-name="P16"><text:s text:c="8"/>myArray[0] = 2; <text:s/>//accessing 1st element and assigning value 2 to it</text:p>
      <text:p text:style-name="P16"><text:s text:c="8"/>myArray[1] = 4; <text:s/>//accessing 2nd element and assigning value 4 to it</text:p>
      <text:p text:style-name="P16"><text:s text:c="8"/>myArray[2] = 6; <text:s/>//accessing 3rd element and assigning value 6 to it</text:p>
      <text:p text:style-name="P16"><text:s text:c="8"/>myArray[3] = 8; <text:s/>//accessing 4th element and assigning value 8 to it</text:p>
      <text:p text:style-name="P16"><text:s text:c="8"/>myArray[4] = 10; //accessing 5th element and assigning value 10 to it</text:p>
      <text:p text:style-name="P16"/>
      <text:p text:style-name="P16"><text:s text:c="8"/>/*Printing the stored values*/</text:p>
      <text:p text:style-name="P16"><text:soft-page-break/></text:p>
      <text:p text:style-name="P16"><text:s text:c="8"/>System.out.println("First element of myArray is: <text:s/>" + myArray[0]);</text:p>
      <text:p text:style-name="P16"><text:s text:c="8"/>System.out.println("Second element of myArray is: " + myArray[1]);</text:p>
      <text:p text:style-name="P16"><text:s text:c="8"/>System.out.println("Third element of myArray is: <text:s/>" + myArray[2]);</text:p>
      <text:p text:style-name="P16"><text:s text:c="8"/>System.out.println("Fourth element of myArray is: " + myArray[3]);</text:p>
      <text:p text:style-name="P16"><text:s text:c="8"/>System.out.println("Fifth element of myArray is: <text:s/>" + myArray[4]);</text:p>
      <text:p text:style-name="P16"><text:s text:c="4"/>}</text:p>
      <text:p text:style-name="P16">}</text:p>
      <text:p text:style-name="P16"/>
      <text:p text:style-name="P27">Output:</text:p>
      <text:p text:style-name="P17">Printing the size of myArray: 5</text:p>
      <text:p text:style-name="P17">First element of myArray is: <text:s/>2</text:p>
      <text:p text:style-name="P17">Second element of myArray is: 4</text:p>
      <text:p text:style-name="P17">Third element of myArray is: <text:s/>6</text:p>
      <text:p text:style-name="P17">Fourth element of myArray is: 8</text:p>
      <text:p text:style-name="P17">Fifth element of myArray is: <text:s/>10</text:p>
      <text:p text:style-name="P27"/>
      <text:p text:style-name="P32">Explanation:</text:p>
      <text:p text:style-name="P16"/>
      <text:p text:style-name="P7">– <text:span text:style-name="T6">Line #3 creates the array 'myArray' with a length of 5.</text:span></text:p>
      <text:p text:style-name="P7">– <text:span text:style-name="T6">Line #5 prints the length of 'myArray'.</text:span></text:p>
      <text:p text:style-name="P8">– <text:span text:style-name="T6">Lines #7 – 11 set the 5 elements to the values 2, 4, 6, 8 and 10.</text:span></text:p>
      <text:p text:style-name="P9">– <text:span text:style-name="T6">Line #15 – 19 print the values of the specified position in the array.</text:span></text:p>
      <text:p text:style-name="P9"/>
      <text:p text:style-name="P33">For Loop Array Code:</text:p>
      <text:p text:style-name="P18"/>
      <text:p text:style-name="P18">class Arrays {</text:p>
      <text:p text:style-name="P18"><text:s text:c="4"/>public static void main(String args[]) {</text:p>
      <text:p text:style-name="P18"/>
      <text:p text:style-name="P18"><text:s text:c="8"/>int[] myArray = new int[10]; // Declaration and Instantiation of Array with length 10</text:p>
      <text:p text:style-name="P18"/>
      <text:p text:style-name="P18"><text:s text:c="8"/>for (int i = 0; i &lt; myArray.length; i++) // Iterate through indexes 0-9</text:p>
      <text:p text:style-name="P18"><text:s text:c="8"/>{</text:p>
      <text:p text:style-name="P18"><text:s text:c="12"/>myArray[i] = i + 1; // Initialize values to 1-10</text:p>
      <text:p text:style-name="P18"><text:s text:c="8"/>}</text:p>
      <text:p text:style-name="P18"/>
      <text:p text:style-name="P18"><text:s text:c="8"/>for (int i = 0; i &lt; myArray.length; i++) {</text:p>
      <text:p text:style-name="P18"><text:s text:c="12"/>System.out.println("The value at myArray[" + i + "] is: " + myArray[i]);</text:p>
      <text:p text:style-name="P18"><text:s text:c="12"/>// Printing all values to console</text:p>
      <text:p text:style-name="P18"><text:s text:c="8"/>}</text:p>
      <text:p text:style-name="P18"><text:s text:c="4"/>}</text:p>
      <text:p text:style-name="P18">}</text:p>
      <text:p text:style-name="P18"/>
      <text:p text:style-name="P28">Output:</text:p>
      <text:p text:style-name="P28"/>
      <text:p text:style-name="P18">The value at myArray[0] is: 1</text:p>
      <text:p text:style-name="P18">The value at myArray[1] is: 2</text:p>
      <text:p text:style-name="P18">The value at myArray[2] is: 3</text:p>
      <text:p text:style-name="P18">The value at myArray[3] is: 4</text:p>
      <text:p text:style-name="P18">The value at myArray[4] is: 5</text:p>
      <text:p text:style-name="P18">The value at myArray[5] is: 6</text:p>
      <text:p text:style-name="P18">The value at myArray[6] is: 7</text:p>
      <text:p text:style-name="P18">The value at myArray[7] is: 8</text:p>
      <text:p text:style-name="P18">The value at myArray[8] is: 9</text:p>
      <text:p text:style-name="P18">The value at myArray[9] is: 10</text:p>
      <text:p text:style-name="P18"/>
      <text:p text:style-name="P33">Explanation:</text:p>
      <text:p text:style-name="P33"><text:soft-page-break/></text:p>
      <text:p text:style-name="P10">– <text:span text:style-name="T7">Line #3 creates the array 'myArray' with a length of 10.</text:span></text:p>
      <text:p text:style-name="P11">– <text:span text:style-name="T8">Line #5 is a for loop:</text:span></text:p>
      <text:p text:style-name="P18"/>
      <text:p text:style-name="P19">1) <text:s/>The expression for initialization (int i = 0) defines the variable 'I' as an int, and sets its value to 0.</text:p>
      <text:p text:style-name="P19"/>
      <text:p text:style-name="P19">2) The expression for testing (I &lt; myArray.length) checks to see if the variable 'I' <text:s/>is smaller than the length of the array.</text:p>
      <text:p text:style-name="P19"/>
      <text:p text:style-name="P24">3) The expression for updating (i++) increases the value of 'I' by 1.</text:p>
      <text:p text:style-name="P24"/>
      <text:p text:style-name="P34">– <text:span text:style-name="T8">Line #7 is in the for loop. If it triggers, it sets the value of 'myArray[i]' to the variable 'I' + 1.</text:span></text:p>
      <text:p text:style-name="P35">– <text:span text:style-name="T8">Line #10 is the same for loop as previously.</text:span></text:p>
      <text:p text:style-name="P35">– <text:span text:style-name="T8">Line #11 is in the for loop. If it triggers, it prints the value of 'myArray[i]'.</text:span></text:p>
      <text:p text:style-name="P35"/>
      <text:p text:style-name="P66">Character Array Code:</text:p>
      <text:p text:style-name="P46"/>
      <text:p text:style-name="P49">class CharArr {</text:p>
      <text:p text:style-name="P49"><text:s text:c="4"/>public static void main(String args[]) {</text:p>
      <text:p text:style-name="P49"><text:s text:c="8"/>char[] chArray1 = {</text:p>
      <text:p text:style-name="P49"><text:s text:c="12"/>'a',</text:p>
      <text:p text:style-name="P49"><text:s text:c="12"/>'b',</text:p>
      <text:p text:style-name="P49"><text:s text:c="12"/>'c'</text:p>
      <text:p text:style-name="P49"><text:s text:c="8"/>}; //initialization of first char array</text:p>
      <text:p text:style-name="P49"><text:s text:c="8"/>char[] chArray2 = new char[5]; //instantiation of second char array</text:p>
      <text:p text:style-name="P49"><text:s text:c="8"/>int index = 0;</text:p>
      <text:p text:style-name="P49"><text:s text:c="8"/>for (char i = 'v'; i &lt;= 'z'; i++) { //Assiging char values to second array using loop</text:p>
      <text:p text:style-name="P49"/>
      <text:p text:style-name="P49"><text:s text:c="12"/>chArray2[index] = i;</text:p>
      <text:p text:style-name="P49"><text:s text:c="12"/>index++;</text:p>
      <text:p text:style-name="P49"><text:s text:c="8"/>}</text:p>
      <text:p text:style-name="P49"><text:s text:c="8"/>//printing out the stored values in the arrays</text:p>
      <text:p text:style-name="P49"><text:s text:c="8"/>System.out.print("The Values stored in ChArray1 are: ");</text:p>
      <text:p text:style-name="P49"/>
      <text:p text:style-name="P49"><text:s text:c="8"/>for (int i = 0; i &lt; chArray1.length; i++) {</text:p>
      <text:p text:style-name="P49"/>
      <text:p text:style-name="P49"><text:s text:c="12"/>System.out.print(chArray1[i] + " ");</text:p>
      <text:p text:style-name="P49"><text:s text:c="8"/>}</text:p>
      <text:p text:style-name="P49"/>
      <text:p text:style-name="P49"><text:s text:c="8"/>System.out.println();</text:p>
      <text:p text:style-name="P49"><text:s text:c="8"/>System.out.print("The Values stored in ChArray2 are: ");</text:p>
      <text:p text:style-name="P49"/>
      <text:p text:style-name="P49"><text:s text:c="8"/>for (int i = 0; i &lt; chArray2.length; i++) {</text:p>
      <text:p text:style-name="P49"/>
      <text:p text:style-name="P49"><text:s text:c="12"/>System.out.print(chArray2[i] + " ");</text:p>
      <text:p text:style-name="P49"><text:s text:c="8"/>}</text:p>
      <text:p text:style-name="P49"><text:s text:c="4"/>}</text:p>
      <text:p text:style-name="P49">}</text:p>
      <text:p text:style-name="P46"/>
      <text:p text:style-name="P61">Output:</text:p>
      <text:p text:style-name="P61"/>
      <text:p text:style-name="P48">The Values stored in ChArray1 are: a b c </text:p>
      <text:p text:style-name="P48">The Values stored in ChArray2 are: v w x y z </text:p>
      <text:p text:style-name="P46"/>
      <text:p text:style-name="P66">Explanation:</text:p>
      <text:p text:style-name="P46"/>
      <text:p text:style-name="P36">– <text:span text:style-name="T8">Line #3 creates the character array 'chArray1'. Lines #4 – 6 assign the elements in the array the value of 'a', </text:span><text:soft-page-break/><text:span text:style-name="T8">'b' and 'c'.</text:span></text:p>
      <text:p text:style-name="P37">– <text:span text:style-name="T8">Line #8 creates the character array 'chArray2' and sets its length to 5.</text:span></text:p>
      <text:p text:style-name="P38">– <text:span text:style-name="T8">Line #9 defines the variable 'index' as an int, and sets its value to 0.</text:span></text:p>
      <text:p text:style-name="P39">– <text:span text:style-name="T8">Line #10 is a for loop:</text:span></text:p>
      <text:p text:style-name="P39"/>
      <text:p text:style-name="P20">1) <text:s/>The expression for initialization (<text:span text:style-name="T10">char</text:span> i = <text:span text:style-name="T10">'v'</text:span>) defines the variable 'I' as an <text:span text:style-name="T10">char</text:span>, and sets its value to <text:span text:style-name="T10">'v'</text:span>.</text:p>
      <text:p text:style-name="P20"/>
      <text:p text:style-name="P20">2) The expression for testing (I &lt;<text:span text:style-name="T10">= 'z'</text:span>) checks to see if the variable 'I' <text:s/>is smaller than <text:span text:style-name="T10">or equal to the character 'z' in the alphabet</text:span>.</text:p>
      <text:p text:style-name="P20"/>
      <text:p text:style-name="P50">3) The expression for updating (i++) increases the value of 'I' by 1.</text:p>
      <text:p text:style-name="P50"/>
      <text:p text:style-name="P39">– <text:span text:style-name="T8">Lines #12 and 13 are in the for loop. If they trigger, line #12 sets the value of 'chArray2[index]' to 'I'. Line #13 then increases the value of the variable 'index' by 1.</text:span></text:p>
      <text:p text:style-name="P39"/>
      <text:p text:style-name="P40">– <text:span text:style-name="T8">Line #18 is a for loop:</text:span></text:p>
      <text:p text:style-name="P40"/>
      <text:p text:style-name="P21">1) <text:s/>The expression for initialization (<text:span text:style-name="T11">int</text:span> i = <text:span text:style-name="T10">'0'</text:span>) defines the variable 'I' as an <text:span text:style-name="T11">int</text:span>, and sets its value to <text:span text:style-name="T10">'0'</text:span>.</text:p>
      <text:p text:style-name="P21"/>
      <text:p text:style-name="P21">2) The expression for testing (I &lt;<text:span text:style-name="T10"> chArray1.length</text:span>) checks to see if the variable 'I' <text:s/>is smaller than<text:span text:style-name="T10"> the length of chArray1.</text:span></text:p>
      <text:p text:style-name="P21"/>
      <text:p text:style-name="P51">3) The expression for updating (i++) increases the value of 'I' by 1.</text:p>
      <text:p text:style-name="P51"/>
      <text:p text:style-name="P40">– <text:span text:style-name="T8">Line #20 is in the for loop. If it triggers, it prints the value of 'chArray1[i]'.</text:span></text:p>
      <text:p text:style-name="P40"/>
      <text:p text:style-name="P41">– <text:span text:style-name="T8">Line #26 is a for loop:</text:span></text:p>
      <text:p text:style-name="P41"/>
      <text:p text:style-name="P22">1) <text:s/>The expression for initialization (<text:span text:style-name="T11">int</text:span> i = <text:span text:style-name="T10">'0'</text:span>) defines the variable 'I' as an <text:span text:style-name="T11">int</text:span>, and sets its value to <text:span text:style-name="T10">'0'</text:span>.</text:p>
      <text:p text:style-name="P22"/>
      <text:p text:style-name="P22">2) The expression for testing (I &lt;<text:span text:style-name="T10"> chArray2.length</text:span>) checks to see if the variable 'I' <text:s/>is smaller than<text:span text:style-name="T10"> the length of chArray1.</text:span></text:p>
      <text:p text:style-name="P22"/>
      <text:p text:style-name="P52">3) The expression for updating (i++) increases the value of 'I' by 1.</text:p>
      <text:p text:style-name="P52"/>
      <text:p text:style-name="P41">– <text:span text:style-name="T8">Line #28 is in the for loop. If it triggers, it prints the value of 'chArray2[i]'.</text:span></text:p>
      <text:p text:style-name="P41"/>
      <text:p text:style-name="P62">Note:</text:p>
      <text:p text:style-name="P62"/>
      <text:p text:style-name="P54">In 'chArray1[i]' and 'chArray2[i]' the 'I' represents the position in the array. For example, 'chArray2[3]' would be the third element in the array, which is 'x'. <text:span text:style-name="T13">This also applies to the 'strArray' array.</text:span></text:p>
      <text:p text:style-name="P54"/>
      <text:p text:style-name="P67"><text:span text:style-name="T12">String </text:span>Array Code:</text:p>
      <text:p text:style-name="P47"/>
      <text:p text:style-name="P57">class StrArray {</text:p>
      <text:p text:style-name="P57"><text:s text:c="4"/>public static void main(String args[]) {</text:p>
      <text:p text:style-name="P57"><text:s text:c="8"/>String[] strArray = {</text:p>
      <text:p text:style-name="P57"><text:s text:c="12"/>"A",</text:p>
      <text:p text:style-name="P57"><text:s text:c="12"/>"Quick",</text:p>
      <text:p text:style-name="P57"><text:s text:c="12"/>"Brown",</text:p>
      <text:p text:style-name="P57"><text:s text:c="12"/>"Fox",</text:p>
      <text:p text:style-name="P57"><text:s text:c="12"/>"Jumps",</text:p>
      <text:p text:style-name="P57"><text:s text:c="12"/>"Over",</text:p>
      <text:p text:style-name="P57"><text:s text:c="12"/>"a",</text:p>
      <text:p text:style-name="P57"><text:s text:c="12"/>"Lazy",</text:p>
      <text:p text:style-name="P57"><text:s text:c="12"/>"Dog"</text:p>
      <text:p text:style-name="P57"><text:s text:c="8"/>}; //initialization of first char array</text:p>
      <text:p text:style-name="P57"><text:soft-page-break/></text:p>
      <text:p text:style-name="P57"/>
      <text:p text:style-name="P57"><text:s text:c="8"/>System.out.print("The Values stored in strArray are: ");</text:p>
      <text:p text:style-name="P57"/>
      <text:p text:style-name="P57"><text:s text:c="8"/>for (int i = 0; i &lt; strArray.length; i++) {</text:p>
      <text:p text:style-name="P57"><text:s text:c="12"/>System.out.print(strArray[i] + " ");</text:p>
      <text:p text:style-name="P57"><text:s text:c="8"/>}</text:p>
      <text:p text:style-name="P57"><text:s text:c="4"/>}</text:p>
      <text:p text:style-name="P57">}</text:p>
      <text:p text:style-name="P57"/>
      <text:p text:style-name="P63">Output:</text:p>
      <text:p text:style-name="P63"/>
      <text:p text:style-name="P57">The Values stored in strArray are: A Quick Brown Fox Jumps Over a Lazy Dog </text:p>
      <text:p text:style-name="P47"/>
      <text:p text:style-name="P68">Explanation:</text:p>
      <text:p text:style-name="P55"/>
      <text:p text:style-name="P42">– <text:span text:style-name="T8">Line #3 creates the string array 'strArray'. Lines #4 – 12 assign the elements in the array various string values.</text:span></text:p>
      <text:p text:style-name="P42"/>
      <text:p text:style-name="P43">– <text:span text:style-name="T8">Line #18 is a for loop:</text:span></text:p>
      <text:p text:style-name="P43"/>
      <text:p text:style-name="P23">1) <text:s/>The expression for initialization (<text:span text:style-name="T11">int</text:span> i = <text:span text:style-name="T10">'0'</text:span>) defines the variable 'I' as an <text:span text:style-name="T11">int</text:span>, and sets its value to <text:span text:style-name="T10">'0'</text:span>.</text:p>
      <text:p text:style-name="P23"/>
      <text:p text:style-name="P23">2) The expression for testing (I &lt;<text:span text:style-name="T10"> strArray.length</text:span>) checks to see if the variable 'I' <text:s/>is smaller than<text:span text:style-name="T10"> the length of strArray.</text:span></text:p>
      <text:p text:style-name="P23"/>
      <text:p text:style-name="P53">3) The expression for updating (i++) increases the value of 'I' by 1.</text:p>
      <text:p text:style-name="P53"/>
      <text:p text:style-name="P43">– <text:span text:style-name="T8">Line #19 is in the for loop. If it triggers, it prints the value of 'strArray'.</text:span></text:p>
      <text:p text:style-name="P53"/>
      <text:p text:style-name="P69"><text:span text:style-name="T15">Two-dimensional Array Code</text:span>:</text:p>
      <text:p text:style-name="P69"/>
      <text:p text:style-name="P58">class HelloWorld {</text:p>
      <text:p text:style-name="P58"><text:s text:c="4"/>public static void main(String args[]) {</text:p>
      <text:p text:style-name="P58"/>
      <text:p text:style-name="P58"><text:s text:c="8"/>char[][] twoDimArray = new char[3][3]; //instantiating a character array of size 3*3 = 9 elements</text:p>
      <text:p text:style-name="P58"/>
      <text:p text:style-name="P58"><text:s text:c="8"/>twoDimArray[0][0] = 'a'; //stores a at row:0, column:0 position</text:p>
      <text:p text:style-name="P58"><text:s text:c="8"/>twoDimArray[0][1] = 'b'; //stores b at row:0, column:1 position</text:p>
      <text:p text:style-name="P58"><text:s text:c="8"/>twoDimArray[0][2] = 'c'; //stores c at row:0, column:2 position</text:p>
      <text:p text:style-name="P58"><text:s text:c="8"/>twoDimArray[1][0] = 'd'; //stores d at row:1, column:0 position</text:p>
      <text:p text:style-name="P58"><text:s text:c="8"/>twoDimArray[1][1] = 'e'; //stores e at row:1, column:1 position</text:p>
      <text:p text:style-name="P58"><text:s text:c="8"/>twoDimArray[1][2] = 'f'; //stores f at row:1, column:2 position</text:p>
      <text:p text:style-name="P58"><text:s text:c="8"/>twoDimArray[2][0] = 'g'; //stores g at row:2, column:0 position</text:p>
      <text:p text:style-name="P58"><text:s text:c="8"/>twoDimArray[2][1] = 'h'; //stores h at row:2, column:1 position</text:p>
      <text:p text:style-name="P58"><text:s text:c="8"/>twoDimArray[2][2] = 'i'; //stores i at row:2, column:2 position</text:p>
      <text:p text:style-name="P58"/>
      <text:p text:style-name="P58"><text:s text:c="8"/>//Printing out the stored values</text:p>
      <text:p text:style-name="P58"/>
      <text:p text:style-name="P58"><text:s text:c="8"/>System.out.print(twoDimArray[0][0] + " <text:s/>" + twoDimArray[0][1] + " <text:s/>" + twoDimArray[0][2] + "\n");</text:p>
      <text:p text:style-name="P58"><text:s text:c="8"/>System.out.print(twoDimArray[1][0] + " <text:s/>" + twoDimArray[1][1] + " <text:s/>" + twoDimArray[1][2] + "\n");</text:p>
      <text:p text:style-name="P58"><text:s text:c="8"/>System.out.print(twoDimArray[2][0] + " <text:s/>" + twoDimArray[2][1] + " <text:s/>" + twoDimArray[2][2]);</text:p>
      <text:p text:style-name="P58"><text:s text:c="4"/>}</text:p>
      <text:p text:style-name="P58">}</text:p>
      <text:p text:style-name="P59"/>
      <text:p text:style-name="P64">Output:</text:p>
      <text:p text:style-name="P64"/>
      <text:p text:style-name="P60"><text:soft-page-break/>a <text:s/>b <text:s/>c</text:p>
      <text:p text:style-name="P60">d <text:s/>e <text:s/>f</text:p>
      <text:p text:style-name="P60">g <text:s/>h <text:s/>I</text:p>
      <text:p text:style-name="P65"/>
      <text:p text:style-name="P70">Explanation:</text:p>
      <text:p text:style-name="P65"/>
      <text:p text:style-name="P44">– <text:span text:style-name="T8">Line #4 creates the two dimensional array 'twoDimArray'. It has 3 rows and 3 columns for a total of 9 elements.</text:span></text:p>
      <text:p text:style-name="P45">– <text:span text:style-name="T8">Lines #6 – 14 assign elements in the array values from 1 – 9. The first number is the row, the second is the column.</text:span></text:p>
      <text:p text:style-name="P45">– <text:span text:style-name="T8">Lines #18 – 20 print the positions of the array.</text:span></text:p>
      <text:p text:style-name="P59"/>
      <text:p text:style-name="P69"/>
      <text:p text:style-name="P56"><text:s/></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Droid Serif" svg:font-family="'Droid Serif', Georgia, serif"/>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50S</meta:editing-duration>
    <meta:editing-cycles>44</meta:editing-cycles>
    <meta:generator>LibreOffice/5.0.4.2$Windows_x86 LibreOffice_project/2b9802c1994aa0b7dc6079e128979269cf95bc78</meta:generator>
    <dc:date>2022-06-15T14:51:29.636000000</dc:date>
    <meta:document-statistic meta:table-count="0" meta:image-count="0" meta:object-count="0" meta:page-count="6" meta:paragraph-count="189" meta:word-count="1612" meta:character-count="9764" meta:non-whitespace-character-count="7566"/>
    <meta:user-defined meta:name="Info 1"/>
    <meta:user-defined meta:name="Info 2"/>
    <meta:user-defined meta:name="Info 3"/>
    <meta:user-defined meta:name="Info 4"/>
  </office:meta>
</office:document-meta>
</file>